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MessageDeliveryException.SockJsMessageDeliveryException( String sessionId , List &lt; String &gt; undeliveredMessages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MessageDeliveryException.getUndelivered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MessageDeliveryException.SockJsMessageDeliveryException( String sessionId , List &lt; String &gt; undeliveredMessages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